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Lucida Grande" svg:font-family="'Lucida Grande', Ari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561cm" fo:margin-left="-0.051cm" table:align="left" style:writing-mode="lr-tb"/>
    </style:style>
    <style:style style:name="Table1.A" style:family="table-column">
      <style:table-column-properties style:column-width="1.63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1.27cm"/>
    </style:style>
    <style:style style:name="Table1.D" style:family="table-column">
      <style:table-column-properties style:column-width="1.429cm"/>
    </style:style>
    <style:style style:name="Table1.G" style:family="table-column">
      <style:table-column-properties style:column-width="1.111cm"/>
    </style:style>
    <style:style style:name="Table1.I" style:family="table-column">
      <style:table-column-properties style:column-width="1.58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51cm" fo:border="none" style:writing-mode="lr-tb"/>
    </style:style>
    <style:style style:name="Table1.H2" style:family="table-cell">
      <style:table-cell-properties style:vertical-align="top" fo:padding="0.051cm" fo:border="none" style:writing-mode="lr-tb"/>
    </style:style>
    <style:style style:name="P1" style:family="paragraph" style:parent-style-name="Standard" style:list-style-name="L2">
      <style:text-properties officeooo:rsid="0005b757" officeooo:paragraph-rsid="0005b757"/>
    </style:style>
    <style:style style:name="P2" style:family="paragraph" style:parent-style-name="Standard">
      <style:paragraph-properties fo:margin-top="0cm" fo:margin-bottom="0.212cm" loext:contextual-spacing="false"/>
    </style:style>
    <style:style style:name="P3" style:family="paragraph" style:parent-style-name="Standard">
      <style:paragraph-properties fo:margin-top="0cm" fo:margin-bottom="0.212cm" loext:contextual-spacing="false"/>
      <style:text-properties style:font-size-complex="12pt"/>
    </style:style>
    <style:style style:name="P4" style:family="paragraph" style:parent-style-name="Standard">
      <style:paragraph-properties fo:margin-top="0cm" fo:margin-bottom="0.212cm" loext:contextual-spacing="false"/>
      <style:text-properties officeooo:rsid="0008b270" officeooo:paragraph-rsid="0008b270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/>
      <style:text-properties fo:font-size="10pt" style:font-size-asian="10pt"/>
    </style:style>
    <style:style style:name="P7" style:family="paragraph" style:parent-style-name="Standard">
      <style:paragraph-properties fo:margin-top="0cm" fo:margin-bottom="0cm" loext:contextual-spacing="false" style:snap-to-layout-grid="false"/>
      <style:text-properties fo:font-size="10pt" style:font-size-asian="10pt"/>
    </style:style>
    <style:style style:name="P8" style:family="paragraph" style:parent-style-name="Standard">
      <style:paragraph-properties fo:margin-top="0cm" fo:margin-bottom="0cm" loext:contextual-spacing="false"/>
      <style:text-properties fo:font-size="10pt" fo:font-style="italic" style:font-size-asian="10pt" style:font-style-asian="italic"/>
    </style:style>
    <style:style style:name="P9" style:family="paragraph" style:parent-style-name="Standard">
      <style:paragraph-properties fo:margin-top="0cm" fo:margin-bottom="0cm" loext:contextual-spacing="false"/>
      <style:text-properties fo:font-size="10pt" style:font-name-asian="Times New Roman" style:font-size-asian="10pt"/>
    </style:style>
    <style:style style:name="P10" style:family="paragraph" style:parent-style-name="Standard">
      <style:paragraph-properties fo:margin-top="0.212cm" fo:margin-bottom="0cm" loext:contextual-spacing="false"/>
    </style:style>
    <style:style style:name="P11" style:family="paragraph" style:parent-style-name="Standard" style:master-page-name="Standard">
      <style:paragraph-properties style:page-number="auto"/>
      <style:text-properties officeooo:rsid="0005b757" officeooo:paragraph-rsid="0005b757"/>
    </style:style>
    <style:style style:name="P12" style:family="paragraph" style:parent-style-name="Heading_20_1">
      <style:paragraph-properties fo:margin-top="0cm" fo:margin-bottom="0.212cm" loext:contextual-spacing="false"/>
    </style:style>
    <style:style style:name="P13" style:family="paragraph" style:parent-style-name="Heading_20_2">
      <style:paragraph-properties fo:margin-top="0cm" fo:margin-bottom="0.423cm" loext:contextual-spacing="false"/>
    </style:style>
    <style:style style:name="P14" style:family="paragraph" style:parent-style-name="Heading_20_3">
      <style:paragraph-properties fo:margin-top="0cm" fo:margin-bottom="0.212cm" loext:contextual-spacing="false"/>
    </style:style>
    <style:style style:name="P15" style:family="paragraph" style:parent-style-name="Heading_20_4">
      <style:paragraph-properties fo:margin-top="0cm" fo:margin-bottom="0.212cm" loext:contextual-spacing="false"/>
    </style:style>
    <style:style style:name="P16" style:family="paragraph" style:parent-style-name="Heading_20_5">
      <style:paragraph-properties fo:margin-top="0cm" fo:margin-bottom="0cm" loext:contextual-spacing="false"/>
    </style:style>
    <style:style style:name="P17" style:family="paragraph" style:parent-style-name="Compact" style:list-style-name="WW8Num2">
      <style:paragraph-properties fo:margin-top="0cm" fo:margin-bottom="0.212cm" loext:contextual-spacing="false"/>
    </style:style>
    <style:style style:name="P18" style:family="paragraph" style:parent-style-name="Abstract">
      <style:paragraph-properties fo:margin-top="0cm" fo:margin-bottom="0.212cm" loext:contextual-spacing="false"/>
    </style:style>
    <style:style style:name="P19" style:family="paragraph" style:parent-style-name="Plain_20_Text">
      <style:paragraph-properties fo:margin-top="0cm" fo:margin-bottom="0.212cm" loext:contextual-spacing="false"/>
    </style:style>
    <style:style style:name="P20" style:family="paragraph" style:parent-style-name="Plain_20_Text">
      <style:paragraph-properties fo:margin-top="0cm" fo:margin-bottom="0.212cm" loext:contextual-spacing="false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Plain_20_Text">
      <style:paragraph-properties fo:margin-top="0cm" fo:margin-bottom="0.212cm" loext:contextual-spacing="false"/>
      <style:text-properties style:font-name="Times New Roman" fo:font-size="12pt" officeooo:rsid="00071a3f" officeooo:paragraph-rsid="00071a3f" style:font-size-asian="12pt" style:font-name-complex="Times New Roman" style:font-size-complex="12pt"/>
    </style:style>
    <style:style style:name="P22" style:family="paragraph" style:parent-style-name="Heading">
      <style:paragraph-properties fo:margin-top="0cm" fo:margin-bottom="0.423cm" loext:contextual-spacing="false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71a3f" style:font-size-asian="12pt" style:font-name-complex="Times New Roman" style:font-size-complex="12pt"/>
    </style:style>
    <style:style style:name="T3" style:family="text">
      <style:text-properties style:font-size-complex="12pt"/>
    </style:style>
    <style:style style:name="T4" style:family="text">
      <style:text-properties style:font-name-asian="Times New Roman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0pt" style:font-size-asian="10pt"/>
    </style:style>
    <style:style style:name="T8" style:family="text">
      <style:text-properties style:text-position="-35% 100%" fo:font-size="10pt" style:font-size-asian="10pt"/>
    </style:style>
    <style:style style:name="T9" style:family="text">
      <style:text-properties officeooo:rsid="00071a3f"/>
    </style:style>
    <style:style style:name="T10" style:family="text">
      <style:text-properties officeooo:rsid="0008b270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sing this template::</text:p>
      <text:list xml:id="list1553149008" text:style-name="L2">
        <text:list-item>
          <text:p text:style-name="P1">Do not introduce any unnecessary formatting – no bold, italics, centering unless they are absolutely critical to communicate your meaning, and never any changes of font type or size.</text:p>
        </text:list-item>
        <text:list-item>
          <text:p text:style-name="P1">ALWAYS use the Styles menu to set headings, sub-headings and so forth. Do not set them yourself using changes of font size / bold etc.</text:p>
        </text:list-item>
        <text:list-item>
          <text:p text:style-name="P1">Don’t use images for maths. If you need anything but a few very simple equations, use LaTeX.</text:p>
        </text:list-item>
        <text:list-item>
          <text:p text:style-name="P1">Tables – <text:span text:style-name="T10">Use absolutely minimal formatting, as in the example below.</text:span></text:p>
        </text:list-item>
        <text:list-item>
          <text:p text:style-name="P1">Images – Use PDF <text:span text:style-name="T9">or EPS </text:span>format<text:span text:style-name="T9">s</text:span> only. Send us the files separately as well as embedded into your document.</text:p>
        </text:list-item>
        <text:list-item>
          <text:p text:style-name="P1">Footnotes in the text, not at the end.</text:p>
        </text:list-item>
        <text:list-item>
          <text:p text:style-name="P1">APA reference style (not other aspects of APA style)</text:p>
          <text:p text:style-name="P1"/>
        </text:list-item>
      </text:list>
      <text:p text:style-name="P22">Paper Title</text:p>
      <text:p text:style-name="P21">Andy J. Wills</text:p>
      <text:p text:style-name="P21">Plymouth University</text:p>
      <text:p text:style-name="P20"/>
      <text:p text:style-name="P19"><text:span text:style-name="T2">John</text:span><text:span text:style-name="T1"> B. </text:span><text:span text:style-name="T2">Useful</text:span></text:p>
      <text:p text:style-name="P21">Exeter University</text:p>
      <text:p text:style-name="P20"/>
      <text:p text:style-name="P20">Acknowledgment: <text:span text:style-name="T9">We thank our sponsors...</text:span></text:p>
      <text:p text:style-name="P20"/>
      <text:p text:style-name="P18">Abstract</text:p>
      <text:p text:style-name="P18">Abstract text here. </text:p>
      <text:p text:style-name="P3">Keywords: </text:p>
      <text:p text:style-name="P3"/>
      <text:p text:style-name="P2"><text:span text:style-name="T3">Introductory text.</text:span></text:p>
      <text:h text:style-name="P12" text:outline-level="1"><text:bookmark text:name="text-formats"/><text:soft-page-break/>Study 1</text:h>
      <text:p text:style-name="P2"><text:span text:style-name="T3">Introductory text</text:span><text:span text:style-name="Footnote_20_Symbol"><text:span text:style-name="T3"><text:note text:id="ftn1" text:note-class="footnote"><text:note-citation>1</text:note-citation><text:note-body><text:p text:style-name="Footnote"><text:span text:style-name="T4"><text:s/></text:span>This is a footnote, inserted using Word’s <text:span text:style-name="T5">references / insert-footnote</text:span> function.</text:p></text:note-body></text:note></text:span></text:span><text:span text:style-name="T3"> for Study 1.</text:span></text:p>
      <text:h text:style-name="P13" text:outline-level="2"><text:bookmark text:name="special-notes-for-word-processors"/>Method</text:h>
      <text:p text:style-name="P3">Description of the study method.</text:p>
      <text:h text:style-name="P14" text:outline-level="3">Participants</text:h>
      <text:p text:style-name="P2"><text:span text:style-name="T3">Within the Method, description of the study participants.</text:span></text:p>
      <text:h text:style-name="P14" text:outline-level="3">Design</text:h>
      <text:p text:style-name="P2"><text:span text:style-name="T3">Within the Method, description of the study design.</text:span></text:p>
      <text:h text:style-name="P14" text:outline-level="3">Procedure</text:h>
      <text:p text:style-name="P2"><text:span text:style-name="T3">Within the Method, overview of the study procedure.</text:span></text:p>
      <text:h text:style-name="P15" text:outline-level="4">Procedure: Part 1</text:h>
      <text:p text:style-name="P2"><text:span text:style-name="T3">Description of a sub-section of the procedure.</text:span></text:p>
      <text:h text:style-name="P16" text:outline-level="5">Procedure: Part 1a</text:h>
      <text:p text:style-name="P2"><text:span text:style-name="T3">Description of a sub-section of Part 1 of the procedure.</text:span></text:p>
      <text:h text:style-name="P16" text:outline-level="5">Procedure: Part 1b</text:h>
      <text:p text:style-name="P2"><text:span text:style-name="T3">Description of a sub-section of Part 1 of the procedure.</text:span></text:p>
      <text:h text:style-name="P15" text:outline-level="4">Procedure Part 2</text:h>
      <text:p text:style-name="P2"><text:span text:style-name="T3">Description of a sub-section of the procedure.</text:span></text:p>
      <text:h text:style-name="P13" text:outline-level="2"><text:bookmark text:name="tables-in-word-processor-formats"/>Results</text:h>
      <text:p text:style-name="P2">Study results. Use the table below as a template for tables that you wish to include in your document.</text:p>
      <text:p text:style-name="P2">Table 1: Example of a large table with minimal formatting. Blank rows substitute for horizontal lin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 table:number-columns-repeated="2"/>
        <table:table-column table:style-name="Table1.I"/>
        <table:table-column table:style-name="Table1.C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<text:bookmark text:name="TBL-1"/><text:bookmark text:name="TBL-1-1-2"/><text:bookmark text:name="TBL-1-13"/><text:bookmark text:name="TBL-1-12"/><text:bookmark text:name="TBL-1-11"/><text:bookmark text:name="TBL-1-10"/><text:bookmark text:name="TBL-1-9"/><text:bookmark text:name="TBL-1-8"/><text:bookmark text:name="TBL-1-7"/><text:bookmark text:name="TBL-1-6"/><text:bookmark text:name="TBL-1-5"/><text:bookmark text:name="TBL-1-4"/><text:bookmark text:name="TBL-1-3"/><text:bookmark text:name="TBL-1-2"/><text:bookmark text:name="TBL-1-1"/><text:bookmark text:name="TBL-1-1g"/></text:p>
          </table:table-cell>
          <table:table-cell table:style-name="Table1.A1" office:value-type="string">
            <text:p text:style-name="P7"><text:bookmark text:name="TBL-1-1-3"/></text:p>
          </table:table-cell>
          <table:table-cell table:style-name="Table1.A1" table:number-columns-spanned="5" office:value-type="string">
            <text:p text:style-name="P6">Study 1a<text:bookmark text:name="TBL-1-1-8"/><text:bookmark text:name="TBL-1-1-9"/></text:p>
          </table:table-cell>
          <table:covered-table-cell/>
          <table:covered-table-cell/>
          <table:covered-table-cell/>
          <table:covered-table-cell/>
          <table:table-cell table:style-name="Table1.H2" table:number-columns-spanned="5" office:value-type="string">
            <text:p text:style-name="P6"><text:bookmark text:name="TBL-1-2-"/><text:bookmark text:name="TBL-1-2-1"/>Study 1b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text:bookmark text:name="TBL-1-2-2"/></text:p>
          </table:table-cell>
          <table:table-cell table:style-name="Table1.A1" office:value-type="string">
            <text:p text:style-name="P6">Predictor<text:bookmark text:name="TBL-1-2-3"/></text:p>
          </table:table-cell>
          <table:table-cell table:style-name="Table1.A1" office:value-type="string">
            <text:p text:style-name="P6">Coef.<text:bookmark text:name="TBL-1-2-4"/></text:p>
          </table:table-cell>
          <table:table-cell table:style-name="Table1.A1" office:value-type="string">
            <text:p text:style-name="P5"><text:span text:style-name="T7">CI</text:span><text:span text:style-name="T8">lower</text:span><text:bookmark text:name="TBL-1-2-5"/></text:p>
          </table:table-cell>
          <table:table-cell table:style-name="Table1.A1" office:value-type="string">
            <text:p text:style-name="P5"><text:span text:style-name="T7">CI</text:span><text:span text:style-name="T8">upper</text:span><text:bookmark text:name="TBL-1-2-6"/></text:p>
          </table:table-cell>
          <table:table-cell table:style-name="Table1.A1" office:value-type="string">
            <text:p text:style-name="P6">t (df)<text:bookmark text:name="TBL-1-2-7"/></text:p>
          </table:table-cell>
          <table:table-cell table:style-name="Table1.A1" office:value-type="string">
            <text:p text:style-name="P6">p<text:bookmark text:name="TBL-1-2-8"/></text:p>
          </table:table-cell>
          <table:table-cell table:style-name="Table1.A1" office:value-type="string">
            <text:p text:style-name="P6"><text:bookmark text:name="TBL-1-2-9"/>Coef.<text:bookmark text:name="TBL-1-2-10"/></text:p>
          </table:table-cell>
          <table:table-cell table:style-name="Table1.A1" office:value-type="string">
            <text:p text:style-name="P5"><text:span text:style-name="T7">CI</text:span><text:span text:style-name="T8">lower</text:span><text:bookmark text:name="TBL-1-2-11"/></text:p>
          </table:table-cell>
          <table:table-cell table:style-name="Table1.A1" office:value-type="string">
            <text:p text:style-name="P5"><text:span text:style-name="T7">CI</text:span><text:span text:style-name="T8">upper</text:span><text:bookmark text:name="TBL-1-2-12"/></text:p>
          </table:table-cell>
          <table:table-cell table:style-name="Table1.A1" office:value-type="string">
            <text:p text:style-name="P6">t (df)<text:bookmark text:name="TBL-1-2-13"/></text:p>
          </table:table-cell>
          <table:table-cell table:style-name="Table1.A1" office:value-type="string">
            <text:p text:style-name="P6">p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bookmark text:name="TBL-1-3-"/><text:bookmark text:name="TBL-1-3-1"/></text:p>
          </table:table-cell>
        </table:table-row>
        <table:table-row table:style-name="Table1.1">
          <table:table-cell table:style-name="Table1.A1" office:value-type="string">
            <text:p text:style-name="P8"><text:bookmark text:name="TBL-1-3-2"/>DV1</text:p>
          </table:table-cell>
          <table:table-cell table:style-name="Table1.A1" office:value-type="string">
            <text:p text:style-name="P6">Intercept <text:bookmark text:name="TBL-1-3-3"/></text:p>
          </table:table-cell>
          <table:table-cell table:style-name="Table1.A1" office:value-type="string">
            <text:p text:style-name="P6">0.241 <text:bookmark text:name="TBL-1-3-4"/></text:p>
          </table:table-cell>
          <table:table-cell table:style-name="Table1.A1" office:value-type="string">
            <text:p text:style-name="P6">0.163 <text:bookmark text:name="TBL-1-3-5"/></text:p>
          </table:table-cell>
          <table:table-cell table:style-name="Table1.A1" office:value-type="string">
            <text:p text:style-name="P6">0.320 <text:bookmark text:name="TBL-1-3-6"/></text:p>
          </table:table-cell>
          <table:table-cell table:style-name="Table1.A1" office:value-type="string">
            <text:p text:style-name="P6">6.03 (43.7) <text:bookmark text:name="TBL-1-3-7"/></text:p>
          </table:table-cell>
          <table:table-cell table:style-name="Table1.A1" office:value-type="string">
            <text:p text:style-name="P6">&lt;.001<text:bookmark text:name="TBL-1-3-8"/></text:p>
          </table:table-cell>
          <table:table-cell table:style-name="Table1.A1" office:value-type="string">
            <text:p text:style-name="P6"><text:bookmark text:name="TBL-1-3-9"/>0.200<text:bookmark text:name="TBL-1-3-10"/></text:p>
          </table:table-cell>
          <table:table-cell table:style-name="Table1.A1" office:value-type="string">
            <text:p text:style-name="P6">0.141 <text:bookmark text:name="TBL-1-3-11"/></text:p>
          </table:table-cell>
          <table:table-cell table:style-name="Table1.A1" office:value-type="string">
            <text:p text:style-name="P6">0.258 <text:bookmark text:name="TBL-1-3-12"/></text:p>
          </table:table-cell>
          <table:table-cell table:style-name="Table1.A1" office:value-type="string">
            <text:p text:style-name="P6">6.71 (52.1) <text:bookmark text:name="TBL-1-3-13"/></text:p>
          </table:table-cell>
          <table:table-cell table:style-name="Table1.A1" office:value-type="string">
            <text:p text:style-name="P6">&lt;.001<text:bookmark text:name="TBL-1-4-"/><text:bookmark text:name="TBL-1-4-1"/></text:p>
          </table:table-cell>
        </table:table-row>
        <table:table-row table:style-name="Table1.1">
          <table:table-cell table:style-name="Table1.A1" office:value-type="string">
            <text:p text:style-name="P7"><text:bookmark text:name="TBL-1-4-2"/></text:p>
          </table:table-cell>
          <table:table-cell table:style-name="Table1.A1" office:value-type="string">
            <text:p text:style-name="P6">Predictor 1 <text:bookmark text:name="TBL-1-4-3"/></text:p>
          </table:table-cell>
          <table:table-cell table:style-name="Table1.A1" office:value-type="string">
            <text:p text:style-name="P6">0.095 <text:bookmark text:name="TBL-1-4-4"/></text:p>
          </table:table-cell>
          <table:table-cell table:style-name="Table1.A1" office:value-type="string">
            <text:p text:style-name="P6">0.065 <text:bookmark text:name="TBL-1-4-5"/></text:p>
          </table:table-cell>
          <table:table-cell table:style-name="Table1.A1" office:value-type="string">
            <text:p text:style-name="P6">0.124 <text:bookmark text:name="TBL-1-4-6"/></text:p>
          </table:table-cell>
          <table:table-cell table:style-name="Table1.A1" office:value-type="string">
            <text:p text:style-name="P6">6.32 (220.7)<text:bookmark text:name="TBL-1-4-7"/></text:p>
          </table:table-cell>
          <table:table-cell table:style-name="Table1.A1" office:value-type="string">
            <text:p text:style-name="P6">&lt;.001<text:bookmark text:name="TBL-1-4-8"/></text:p>
          </table:table-cell>
          <table:table-cell table:style-name="Table1.A1" office:value-type="string">
            <text:p text:style-name="P6"><text:bookmark text:name="TBL-1-4-9"/>0.064<text:bookmark text:name="TBL-1-4-10"/></text:p>
          </table:table-cell>
          <table:table-cell table:style-name="Table1.A1" office:value-type="string">
            <text:p text:style-name="P6">0.037 <text:bookmark text:name="TBL-1-4-11"/></text:p>
          </table:table-cell>
          <table:table-cell table:style-name="Table1.A1" office:value-type="string">
            <text:p text:style-name="P6">0.090 <text:bookmark text:name="TBL-1-4-12"/></text:p>
          </table:table-cell>
          <table:table-cell table:style-name="Table1.A1" office:value-type="string">
            <text:p text:style-name="P6">4.74 (99.1) <text:bookmark text:name="TBL-1-4-13"/></text:p>
          </table:table-cell>
          <table:table-cell table:style-name="Table1.A1" office:value-type="string">
            <text:p text:style-name="P6">&lt;.001<text:bookmark text:name="TBL-1-5-"/><text:bookmark text:name="TBL-1-5-1"/></text:p>
          </table:table-cell>
        </table:table-row>
        <text:soft-page-break/>
        <table:table-row table:style-name="Table1.1">
          <table:table-cell table:style-name="Table1.A1" office:value-type="string">
            <text:p text:style-name="P7"><text:bookmark text:name="TBL-1-5-2"/></text:p>
          </table:table-cell>
          <table:table-cell table:style-name="Table1.A1" office:value-type="string">
            <text:p text:style-name="P6">Predictor 2 <text:bookmark text:name="TBL-1-5-3"/></text:p>
          </table:table-cell>
          <table:table-cell table:style-name="Table1.A1" office:value-type="string">
            <text:p text:style-name="P6">0.029 <text:bookmark text:name="TBL-1-5-4"/></text:p>
          </table:table-cell>
          <table:table-cell table:style-name="Table1.A1" office:value-type="string">
            <text:p text:style-name="P6">-0.024 <text:bookmark text:name="TBL-1-5-5"/></text:p>
          </table:table-cell>
          <table:table-cell table:style-name="Table1.A1" office:value-type="string">
            <text:p text:style-name="P6">0.081 <text:bookmark text:name="TBL-1-5-6"/></text:p>
          </table:table-cell>
          <table:table-cell table:style-name="Table1.A1" office:value-type="string">
            <text:p text:style-name="P6">1.06 (397.7)<text:bookmark text:name="TBL-1-5-7"/></text:p>
          </table:table-cell>
          <table:table-cell table:style-name="Table1.A1" office:value-type="string">
            <text:p text:style-name="P6">0.291<text:bookmark text:name="TBL-1-5-8"/></text:p>
          </table:table-cell>
          <table:table-cell table:style-name="Table1.A1" office:value-type="string">
            <text:p text:style-name="P6"><text:bookmark text:name="TBL-1-5-9"/>0.053<text:bookmark text:name="TBL-1-5-10"/></text:p>
          </table:table-cell>
          <table:table-cell table:style-name="Table1.A1" office:value-type="string">
            <text:p text:style-name="P6">0.011 <text:bookmark text:name="TBL-1-5-11"/></text:p>
          </table:table-cell>
          <table:table-cell table:style-name="Table1.A1" office:value-type="string">
            <text:p text:style-name="P6">0.095 <text:bookmark text:name="TBL-1-5-12"/></text:p>
          </table:table-cell>
          <table:table-cell table:style-name="Table1.A1" office:value-type="string">
            <text:p text:style-name="P6">2.48 (373.4)<text:bookmark text:name="TBL-1-5-13"/></text:p>
          </table:table-cell>
          <table:table-cell table:style-name="Table1.A1" office:value-type="string">
            <text:p text:style-name="P6">0.014<text:bookmark text:name="TBL-1-6-"/><text:bookmark text:name="TBL-1-6-1"/></text:p>
          </table:table-cell>
        </table:table-row>
        <table:table-row table:style-name="Table1.1">
          <table:table-cell table:style-name="Table1.A1" office:value-type="string">
            <text:p text:style-name="P7"><text:bookmark text:name="TBL-1-6-2"/></text:p>
          </table:table-cell>
          <table:table-cell table:style-name="Table1.A1" office:value-type="string">
            <text:p text:style-name="P6"><text:bookmark text:name="TBL-1-6-3"/>Predictor 3</text:p>
          </table:table-cell>
          <table:table-cell table:style-name="Table1.A1" office:value-type="string">
            <text:p text:style-name="P6">-0.033<text:bookmark text:name="TBL-1-6-4"/></text:p>
          </table:table-cell>
          <table:table-cell table:style-name="Table1.A1" office:value-type="string">
            <text:p text:style-name="P6">-0.080 <text:bookmark text:name="TBL-1-6-5"/></text:p>
          </table:table-cell>
          <table:table-cell table:style-name="Table1.A1" office:value-type="string">
            <text:p text:style-name="P6">0.014 <text:bookmark text:name="TBL-1-6-6"/></text:p>
          </table:table-cell>
          <table:table-cell table:style-name="Table1.A1" office:value-type="string">
            <text:p text:style-name="P6">-1.36 (398.7)<text:bookmark text:name="TBL-1-6-7"/></text:p>
          </table:table-cell>
          <table:table-cell table:style-name="Table1.A1" office:value-type="string">
            <text:p text:style-name="P6">0.174<text:bookmark text:name="TBL-1-6-8"/></text:p>
          </table:table-cell>
          <table:table-cell table:style-name="Table1.A1" office:value-type="string">
            <text:p text:style-name="P6"><text:bookmark text:name="TBL-1-6-9"/>0.006<text:bookmark text:name="TBL-1-6-10"/></text:p>
          </table:table-cell>
          <table:table-cell table:style-name="Table1.A1" office:value-type="string">
            <text:p text:style-name="P6">-0.034 <text:bookmark text:name="TBL-1-6-11"/></text:p>
          </table:table-cell>
          <table:table-cell table:style-name="Table1.A1" office:value-type="string">
            <text:p text:style-name="P6">0.045 <text:bookmark text:name="TBL-1-6-12"/></text:p>
          </table:table-cell>
          <table:table-cell table:style-name="Table1.A1" office:value-type="string">
            <text:p text:style-name="P6">0.28 (374.2)<text:bookmark text:name="TBL-1-6-13"/></text:p>
          </table:table-cell>
          <table:table-cell table:style-name="Table1.A1" office:value-type="string">
            <text:p text:style-name="P6">0.780<text:bookmark text:name="TBL-1-7-"/><text:bookmark text:name="TBL-1-7-1"/></text:p>
          </table:table-cell>
        </table:table-row>
        <table:table-row table:style-name="Table1.1">
          <table:table-cell table:style-name="Table1.A1" office:value-type="string">
            <text:p text:style-name="P7"><text:bookmark text:name="TBL-1-7-2"/></text:p>
          </table:table-cell>
          <table:table-cell table:style-name="Table1.A1" office:value-type="string">
            <text:p text:style-name="P6"><text:bookmark text:name="TBL-1-7-3"/>Predictor 4</text:p>
          </table:table-cell>
          <table:table-cell table:style-name="Table1.A1" office:value-type="string">
            <text:p text:style-name="P6">-0.008<text:bookmark text:name="TBL-1-7-4"/></text:p>
          </table:table-cell>
          <table:table-cell table:style-name="Table1.A1" office:value-type="string">
            <text:p text:style-name="P6">-0.056 <text:bookmark text:name="TBL-1-7-5"/></text:p>
          </table:table-cell>
          <table:table-cell table:style-name="Table1.A1" office:value-type="string">
            <text:p text:style-name="P6">0.039 <text:bookmark text:name="TBL-1-7-6"/></text:p>
          </table:table-cell>
          <table:table-cell table:style-name="Table1.A1" office:value-type="string">
            <text:p text:style-name="P6">-0.35 (398.6)<text:bookmark text:name="TBL-1-7-7"/></text:p>
          </table:table-cell>
          <table:table-cell table:style-name="Table1.A1" office:value-type="string">
            <text:p text:style-name="P6">0.729<text:bookmark text:name="TBL-1-7-8"/></text:p>
          </table:table-cell>
          <table:table-cell table:style-name="Table1.A1" office:value-type="string">
            <text:p text:style-name="P6"><text:bookmark text:name="TBL-1-7-9"/>0.017<text:bookmark text:name="TBL-1-7-10"/></text:p>
          </table:table-cell>
          <table:table-cell table:style-name="Table1.A1" office:value-type="string">
            <text:p text:style-name="P6">-0.022 <text:bookmark text:name="TBL-1-7-11"/></text:p>
          </table:table-cell>
          <table:table-cell table:style-name="Table1.A1" office:value-type="string">
            <text:p text:style-name="P6">0.057 <text:bookmark text:name="TBL-1-7-12"/></text:p>
          </table:table-cell>
          <table:table-cell table:style-name="Table1.A1" office:value-type="string">
            <text:p text:style-name="P6">0.86 (373.6)<text:bookmark text:name="TBL-1-7-13"/></text:p>
          </table:table-cell>
          <table:table-cell table:style-name="Table1.A1" office:value-type="string">
            <text:p text:style-name="P6">0.392</text:p>
          </table:table-cell>
        </table:table-row>
        <table:table-row table:style-name="Table1.1">
          <table:table-cell table:style-name="Table1.A1" office:value-type="string">
            <text:p text:style-name="P9"><text:s text:c="34"/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bookmark text:name="TBL-1-8-"/><text:bookmark text:name="TBL-1-8-1"/></text:p>
          </table:table-cell>
        </table:table-row>
        <table:table-row table:style-name="Table1.1">
          <table:table-cell table:style-name="Table1.A1" office:value-type="string">
            <text:p text:style-name="P8">DV2 <text:bookmark text:name="TBL-1-8-2"/></text:p>
          </table:table-cell>
          <table:table-cell table:style-name="Table1.A1" office:value-type="string">
            <text:p text:style-name="P6">Intercept <text:bookmark text:name="TBL-1-8-3"/></text:p>
          </table:table-cell>
          <table:table-cell table:style-name="Table1.A1" office:value-type="string">
            <text:p text:style-name="P6">3.480 <text:bookmark text:name="TBL-1-8-4"/></text:p>
          </table:table-cell>
          <table:table-cell table:style-name="Table1.A1" office:value-type="string">
            <text:p text:style-name="P6">2.899 <text:bookmark text:name="TBL-1-8-5"/></text:p>
          </table:table-cell>
          <table:table-cell table:style-name="Table1.A1" office:value-type="string">
            <text:p text:style-name="P6">4.061 <text:bookmark text:name="TBL-1-8-6"/></text:p>
          </table:table-cell>
          <table:table-cell table:style-name="Table1.A1" office:value-type="string">
            <text:p text:style-name="P6">11.74 (9.3) <text:bookmark text:name="TBL-1-8-7"/></text:p>
          </table:table-cell>
          <table:table-cell table:style-name="Table1.A1" office:value-type="string">
            <text:p text:style-name="P6">&lt;.001<text:bookmark text:name="TBL-1-8-8"/></text:p>
          </table:table-cell>
          <table:table-cell table:style-name="Table1.A1" office:value-type="string">
            <text:p text:style-name="P6"><text:bookmark text:name="TBL-1-8-9"/>3.476<text:bookmark text:name="TBL-1-8-10"/></text:p>
          </table:table-cell>
          <table:table-cell table:style-name="Table1.A1" office:value-type="string">
            <text:p text:style-name="P6">2.869 <text:bookmark text:name="TBL-1-8-11"/></text:p>
          </table:table-cell>
          <table:table-cell table:style-name="Table1.A1" office:value-type="string">
            <text:p text:style-name="P6">4.084 <text:bookmark text:name="TBL-1-8-12"/></text:p>
          </table:table-cell>
          <table:table-cell table:style-name="Table1.A1" office:value-type="string">
            <text:p text:style-name="P6">11.22 (9.2) <text:bookmark text:name="TBL-1-8-13"/></text:p>
          </table:table-cell>
          <table:table-cell table:style-name="Table1.A1" office:value-type="string">
            <text:p text:style-name="P6">&lt;.001<text:bookmark text:name="TBL-1-9-"/><text:bookmark text:name="TBL-1-9-1"/></text:p>
          </table:table-cell>
        </table:table-row>
        <table:table-row table:style-name="Table1.1">
          <table:table-cell table:style-name="Table1.A1" office:value-type="string">
            <text:p text:style-name="P7"><text:bookmark text:name="TBL-1-9-2"/></text:p>
          </table:table-cell>
          <table:table-cell table:style-name="Table1.A1" office:value-type="string">
            <text:p text:style-name="P6">Predictor 1 <text:bookmark text:name="TBL-1-9-3"/></text:p>
          </table:table-cell>
          <table:table-cell table:style-name="Table1.A1" office:value-type="string">
            <text:p text:style-name="P6">-0.045<text:bookmark text:name="TBL-1-9-4"/></text:p>
          </table:table-cell>
          <table:table-cell table:style-name="Table1.A1" office:value-type="string">
            <text:p text:style-name="P6">-0.081 <text:bookmark text:name="TBL-1-9-5"/></text:p>
          </table:table-cell>
          <table:table-cell table:style-name="Table1.A1" office:value-type="string">
            <text:p text:style-name="P6">-0.010 <text:bookmark text:name="TBL-1-9-6"/></text:p>
          </table:table-cell>
          <table:table-cell table:style-name="Table1.A1" office:value-type="string">
            <text:p text:style-name="P6">2.52 (247.1)<text:bookmark text:name="TBL-1-9-7"/></text:p>
          </table:table-cell>
          <table:table-cell table:style-name="Table1.A1" office:value-type="string">
            <text:p text:style-name="P6">0.013<text:bookmark text:name="TBL-1-9-8"/></text:p>
          </table:table-cell>
          <table:table-cell table:style-name="Table1.A1" office:value-type="string">
            <text:p text:style-name="P6"><text:bookmark text:name="TBL-1-9-9"/>-0.044<text:bookmark text:name="TBL-1-9-10"/></text:p>
          </table:table-cell>
          <table:table-cell table:style-name="Table1.A1" office:value-type="string">
            <text:p text:style-name="P6">-0.083 <text:bookmark text:name="TBL-1-9-11"/></text:p>
          </table:table-cell>
          <table:table-cell table:style-name="Table1.A1" office:value-type="string">
            <text:p text:style-name="P6">-0.004 <text:bookmark text:name="TBL-1-9-12"/></text:p>
          </table:table-cell>
          <table:table-cell table:style-name="Table1.A1" office:value-type="string">
            <text:p text:style-name="P6">2.17 (122.5)<text:bookmark text:name="TBL-1-9-13"/></text:p>
          </table:table-cell>
          <table:table-cell table:style-name="Table1.A1" office:value-type="string">
            <text:p text:style-name="P6">0.032<text:bookmark text:name="TBL-1-10-"/><text:bookmark text:name="TBL-1-10-1"/></text:p>
          </table:table-cell>
        </table:table-row>
        <table:table-row table:style-name="Table1.1">
          <table:table-cell table:style-name="Table1.A1" office:value-type="string">
            <text:p text:style-name="P7"><text:bookmark text:name="TBL-1-10-2"/></text:p>
          </table:table-cell>
          <table:table-cell table:style-name="Table1.A1" office:value-type="string">
            <text:p text:style-name="P6">Predictor 2 <text:bookmark text:name="TBL-1-10-3"/></text:p>
          </table:table-cell>
          <table:table-cell table:style-name="Table1.A1" office:value-type="string">
            <text:p text:style-name="P6">-0.017<text:bookmark text:name="TBL-1-10-4"/></text:p>
          </table:table-cell>
          <table:table-cell table:style-name="Table1.A1" office:value-type="string">
            <text:p text:style-name="P6">-0.081 <text:bookmark text:name="TBL-1-10-5"/></text:p>
          </table:table-cell>
          <table:table-cell table:style-name="Table1.A1" office:value-type="string">
            <text:p text:style-name="P6">0.047 <text:bookmark text:name="TBL-1-10-6"/></text:p>
          </table:table-cell>
          <table:table-cell table:style-name="Table1.A1" office:value-type="string">
            <text:p text:style-name="P6">0.52 (401.6)<text:bookmark text:name="TBL-1-10-7"/></text:p>
          </table:table-cell>
          <table:table-cell table:style-name="Table1.A1" office:value-type="string">
            <text:p text:style-name="P6">0.605<text:bookmark text:name="TBL-1-10-8"/></text:p>
          </table:table-cell>
          <table:table-cell table:style-name="Table1.A1" office:value-type="string">
            <text:p text:style-name="P6"><text:bookmark text:name="TBL-1-10-9"/>-0.029<text:bookmark text:name="TBL-1-10-10"/></text:p>
          </table:table-cell>
          <table:table-cell table:style-name="Table1.A1" office:value-type="string">
            <text:p text:style-name="P6">-0.090 <text:bookmark text:name="TBL-1-10-11"/></text:p>
          </table:table-cell>
          <table:table-cell table:style-name="Table1.A1" office:value-type="string">
            <text:p text:style-name="P6">0.034 <text:bookmark text:name="TBL-1-10-12"/></text:p>
          </table:table-cell>
          <table:table-cell table:style-name="Table1.A1" office:value-type="string">
            <text:p text:style-name="P6">0.88 (374.2)<text:bookmark text:name="TBL-1-10-13"/></text:p>
          </table:table-cell>
          <table:table-cell table:style-name="Table1.A1" office:value-type="string">
            <text:p text:style-name="P6">0.378<text:bookmark text:name="TBL-1-11-"/><text:bookmark text:name="TBL-1-11-1"/></text:p>
          </table:table-cell>
        </table:table-row>
        <table:table-row table:style-name="Table1.1">
          <table:table-cell table:style-name="Table1.A1" office:value-type="string">
            <text:p text:style-name="P7"><text:bookmark text:name="TBL-1-11-2"/></text:p>
          </table:table-cell>
          <table:table-cell table:style-name="Table1.A1" office:value-type="string">
            <text:p text:style-name="P6">Predictor 3 <text:bookmark text:name="TBL-1-11-3"/></text:p>
          </table:table-cell>
          <table:table-cell table:style-name="Table1.A1" office:value-type="string">
            <text:p text:style-name="P6">0.002 <text:bookmark text:name="TBL-1-11-4"/></text:p>
          </table:table-cell>
          <table:table-cell table:style-name="Table1.A1" office:value-type="string">
            <text:p text:style-name="P6">-0.055 <text:bookmark text:name="TBL-1-11-5"/></text:p>
          </table:table-cell>
          <table:table-cell table:style-name="Table1.A1" office:value-type="string">
            <text:p text:style-name="P6">0.059 <text:bookmark text:name="TBL-1-11-6"/></text:p>
          </table:table-cell>
          <table:table-cell table:style-name="Table1.A1" office:value-type="string">
            <text:p text:style-name="P6">0.08 (402.2)<text:bookmark text:name="TBL-1-11-7"/></text:p>
          </table:table-cell>
          <table:table-cell table:style-name="Table1.A1" office:value-type="string">
            <text:p text:style-name="P6">0.939<text:bookmark text:name="TBL-1-11-8"/></text:p>
          </table:table-cell>
          <table:table-cell table:style-name="Table1.A1" office:value-type="string">
            <text:p text:style-name="P6"><text:bookmark text:name="TBL-1-11-9"/>0.018<text:bookmark text:name="TBL-1-11-10"/></text:p>
          </table:table-cell>
          <table:table-cell table:style-name="Table1.A1" office:value-type="string">
            <text:p text:style-name="P6">-0.040 <text:bookmark text:name="TBL-1-11-11"/></text:p>
          </table:table-cell>
          <table:table-cell table:style-name="Table1.A1" office:value-type="string">
            <text:p text:style-name="P6">0.077 <text:bookmark text:name="TBL-1-11-12"/></text:p>
          </table:table-cell>
          <table:table-cell table:style-name="Table1.A1" office:value-type="string">
            <text:p text:style-name="P6">0.61 (374.7)<text:bookmark text:name="TBL-1-11-13"/></text:p>
          </table:table-cell>
          <table:table-cell table:style-name="Table1.A1" office:value-type="string">
            <text:p text:style-name="P6">0.542<text:bookmark text:name="TBL-1-12-"/><text:bookmark text:name="TBL-1-12-1"/></text:p>
          </table:table-cell>
        </table:table-row>
        <table:table-row table:style-name="Table1.1">
          <table:table-cell table:style-name="Table1.A1" office:value-type="string">
            <text:p text:style-name="P7"><text:bookmark text:name="TBL-1-12-2"/></text:p>
          </table:table-cell>
          <table:table-cell table:style-name="Table1.A1" office:value-type="string">
            <text:p text:style-name="P6"><text:bookmark text:name="TBL-1-12-3"/>Predictor 4</text:p>
          </table:table-cell>
          <table:table-cell table:style-name="Table1.A1" office:value-type="string">
            <text:p text:style-name="P6">0.0267<text:bookmark text:name="TBL-1-12-4"/></text:p>
          </table:table-cell>
          <table:table-cell table:style-name="Table1.A1" office:value-type="string">
            <text:p text:style-name="P6">-0.031 <text:bookmark text:name="TBL-1-12-5"/></text:p>
          </table:table-cell>
          <table:table-cell table:style-name="Table1.A1" office:value-type="string">
            <text:p text:style-name="P6">0.084 <text:bookmark text:name="TBL-1-12-6"/></text:p>
          </table:table-cell>
          <table:table-cell table:style-name="Table1.A1" office:value-type="string">
            <text:p text:style-name="P6">0.91 (401.8)<text:bookmark text:name="TBL-1-12-7"/></text:p>
          </table:table-cell>
          <table:table-cell table:style-name="Table1.A1" office:value-type="string">
            <text:p text:style-name="P6">0.362<text:bookmark text:name="TBL-1-12-8"/></text:p>
          </table:table-cell>
          <table:table-cell table:style-name="Table1.A1" office:value-type="string">
            <text:p text:style-name="P6"><text:bookmark text:name="TBL-1-12-9"/>0.027<text:bookmark text:name="TBL-1-12-10"/></text:p>
          </table:table-cell>
          <table:table-cell table:style-name="Table1.A1" office:value-type="string">
            <text:p text:style-name="P6">-0.032 <text:bookmark text:name="TBL-1-12-11"/></text:p>
          </table:table-cell>
          <table:table-cell table:style-name="Table1.A1" office:value-type="string">
            <text:p text:style-name="P6">0.086 <text:bookmark text:name="TBL-1-12-12"/></text:p>
          </table:table-cell>
          <table:table-cell table:style-name="Table1.A1" office:value-type="string">
            <text:p text:style-name="P6">0.88 (374.2)<text:bookmark text:name="TBL-1-12-13"/></text:p>
          </table:table-cell>
          <table:table-cell table:style-name="Table1.A1" office:value-type="string">
            <text:p text:style-name="P6">0.377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h text:style-name="Heading_20_2" text:outline-level="2">Discussion</text:h>
      <text:p text:style-name="P2">Discussion of Study 1.</text:p>
      <text:h text:style-name="Heading_20_1" text:outline-level="1"><text:bookmark text:name="style-notes"/>Study 2</text:h>
      <text:p text:style-name="P2">Introduction to Study 2.</text:p>
      <text:h text:style-name="Heading_20_2" text:outline-level="2">Method</text:h>
      <text:p text:style-name="P2">Study 2 method.</text:p>
      <text:h text:style-name="Heading_20_2" text:outline-level="2">Results</text:h>
      <text:p text:style-name="P2">Study 2 results.</text:p>
      <text:h text:style-name="Heading_20_2" text:outline-level="2">Discussion</text:h>
      <text:p text:style-name="P10">Study 2 discussion.</text:p>
      <text:h text:style-name="Heading_20_1" text:outline-level="1"><text:bookmark text:name="graphics"/><text:soft-page-break/>General Discussion</text:h>
      <text:p text:style-name="P4">General Discussion.</text:p>
      <text:h text:style-name="Heading_20_1" text:outline-level="1">References</text:h>
      <text:p text:style-name="Standard">Matthews, W. J., Gheorghiu, A. I., &amp; Callan, M. J. (2016). Why do we overestimate others' willingness to pay? <text:span text:style-name="T6">Judgment and Decision Making, 11</text:span>(1), 21-3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Lucida Grande" svg:font-family="'Lucida Grande', Ari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847cm" fo:margin-bottom="0.423cm" loext:contextual-spacing="false" fo:keep-together="always" fo:keep-with-next="always"/>
      <style:text-properties fo:color="#003366" fo:font-size="23pt" fo:font-weight="bold" style:font-name-asian="MS Gothic" style:font-family-asian="'MS Gothic', 'ＭＳ ゴシック'" style:font-family-generic-asian="modern" style:font-size-asian="23pt" style:font-weight-asian="bold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.318cm" fo:margin-bottom="0.212cm" loext:contextual-spacing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keep-together="always" fo:keep-with-next="always"/>
      <style:text-properties fo:color="#2e74b5" fo:font-size="23pt" fo:font-weight="bold" style:font-name-asian="MS Gothic" style:font-family-asian="'MS Gothic', 'ＭＳ ゴシック'" style:font-family-generic-asian="modern" style:font-size-asian="23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776cm" fo:margin-bottom="0.423cm" loext:contextual-spacing="false" fo:keep-together="always" fo:keep-with-next="always"/>
      <style:text-properties fo:color="#006666" fo:font-size="20pt" fo:font-weight="bold" style:font-name-asian="MS Gothic" style:font-family-asian="'MS Gothic', 'ＭＳ ゴシック'" style:font-family-generic-asian="modern" style:font-size-asian="20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.212cm" loext:contextual-spacing="false" fo:keep-together="always" fo:keep-with-next="always"/>
      <style:text-properties fo:color="#3399ff" fo:font-size="17pt" fo:font-weight="bold" style:font-name-asian="MS Gothic" style:font-family-asian="'MS Gothic', 'ＭＳ ゴシック'" style:font-family-generic-asian="modern" style:font-size-asian="17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64cm" fo:margin-bottom="0.212cm" loext:contextual-spacing="false" fo:keep-together="always" fo:keep-with-next="always"/>
      <style:text-properties fo:color="#538135" fo:font-size="14pt" fo:font-weight="bold" style:font-name-asian="MS Gothic" style:font-family-asian="'MS Gothic', 'ＭＳ ゴシック'" style:font-family-generic-asian="modern" style:font-size-asian="14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41cm" fo:margin-bottom="0cm" loext:contextual-spacing="false" fo:keep-together="always" fo:keep-with-next="always"/>
      <style:text-properties fo:color="#2eb8b5" fo:font-weight="bold" style:font-name-asian="MS Gothic" style:font-family-asian="'MS Gothic', 'ＭＳ ゴシック'" style:font-family-generic-asian="modern" style:font-weight-asian="bold" style:font-size-complex="12pt" style:font-style-complex="italic"/>
    </style:style>
    <style:style style:name="Compact" style:family="paragraph" style:parent-style-name="Standard">
      <style:paragraph-properties fo:margin-top="0.064cm" fo:margin-bottom="0.064cm" loext:contextual-spacing="false"/>
    </style:style>
    <style:style style:name="Subtitle" style:family="paragraph" style:parent-style-name="Heading" style:next-style-name="Standard" style:class="chapter">
      <style:paragraph-properties fo:margin-top="0.423cm" fo:margin-bottom="0.423cm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Standard">
      <style:paragraph-properties fo:margin-top="0cm" fo:margin-bottom="0.353cm" loext:contextual-spacing="false" fo:text-align="center" style:justify-single-word="false" fo:keep-together="always" fo:orphans="2" fo:widows="2" fo:keep-with-next="always"/>
      <style:text-properties style:use-window-font-color="true" style:font-name="Times New Roman" fo:font-family="'Times New Roman'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ate" style:family="paragraph" style:next-style-name="Standard">
      <style:paragraph-properties fo:margin-top="0cm" fo:margin-bottom="0.353cm" loext:contextual-spacing="false" fo:text-align="center" style:justify-single-word="false" fo:keep-together="always" fo:orphans="2" fo:widows="2" fo:keep-with-next="always"/>
      <style:text-properties style:use-window-font-color="true" style:font-name="Times New Roman" fo:font-family="'Times New Roman'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Abstract" style:family="paragraph" style:parent-style-name="Standard" style:next-style-name="Standard">
      <style:paragraph-properties fo:margin-top="0.529cm" fo:margin-bottom="0.529cm" loext:contextual-spacing="false" fo:keep-together="always" fo:keep-with-next="always"/>
      <style:text-properties fo:font-size="12pt" style:font-size-asian="12pt"/>
    </style:style>
    <style:style style:name="Grid_20_Table_20_2" style:display-name="Grid Table 2" style:family="paragraph" style:parent-style-name="Standard">
      <style:text-properties fo:font-size="12pt" style:font-size-asian="12pt"/>
    </style:style>
    <style:style style:name="Block_20_Quote" style:display-name="Block Quote" style:family="paragraph" style:parent-style-name="Standard" style:next-style-name="Standard">
      <style:paragraph-properties fo:margin-top="0.176cm" fo:margin-bottom="0.176cm" loext:contextual-spacing="false"/>
      <style:text-properties fo:font-size="12pt" style:font-name-asian="MS Gothic" style:font-family-asian="'MS Gothic', 'ＭＳ ゴシック'" style:font-family-generic-asian="modern" style:font-size-asian="12pt" style:font-weight-complex="bold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.318cm" fo:margin-bottom="0cm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Standard">
      <style:paragraph-properties fo:margin-top="0cm" fo:margin-bottom="0.212cm" loext:contextual-spacing="false"/>
      <style:text-properties fo:font-style="italic" style:font-style-asian="italic"/>
    </style:style>
    <style:style style:name="Image_20_Caption" style:display-name="Image Caption" style:family="paragraph" style:parent-style-name="Standard">
      <style:paragraph-properties fo:margin-top="0cm" fo:margin-bottom="0.212cm" loext:contextual-spacing="false"/>
      <style:text-properties fo:font-style="italic" style:font-style-asian="italic"/>
    </style:style>
    <style:style style:name="Source_20_Code" style:display-name="Source Code" style:family="paragraph" style:parent-style-name="Standard"/>
    <style:style style:name="WW-Source_20_Code" style:display-name="WW-Source Code" style:family="paragraph" style:parent-style-name="Standard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orphans="0" fo:widows="0" fo:hyphenation-ladder-count="no-limit" style:border-line-width-bottom="0.012cm 0.012cm 0.012cm" fo:padding="0cm" fo:border-left="none" fo:border-right="none" fo:border-top="none" fo:border-bottom="1.05pt double #808080"/>
      <style:text-properties style:font-name="Times New Roman" fo:font-family="'Times New Roman'" style:font-family-generic="roman" style:font-pitch="variable" fo:font-size="6pt" style:font-name-asian="Times New Roman" style:font-family-asian="'Times New Roman'" style:font-family-generic-asian="roman" style:font-pitch-asian="variable" style:font-size-asian="6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Text_20_body" style:class="extra">
      <style:paragraph-properties fo:margin-top="0cm" fo:margin-bottom="0.499cm" loext:contextual-spacing="false" fo:orphans="0" fo:widows="0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margin-top="0cm" fo:margin-bottom="0cm" loext:contextual-spacing="false"/>
      <style:text-properties style:font-name="Lucida Grande" fo:font-family="'Lucida Grande', Arial" style:font-pitch="variable" fo:font-size="9pt" style:font-size-asian="9pt" style:font-name-complex="Lucida Grande" style:font-family-complex="'Lucida Grande', Arial" style:font-pitch-complex="variable" style:font-size-complex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lain_20_Text" style:display-name="Plain Text" style:family="paragraph" style:parent-style-name="Standard">
      <style:paragraph-properties fo:margin-top="0cm" fo:margin-bottom="0cm" loext:contextual-spacing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>
      <style:text-properties style:font-name="Consolas" fo:font-family="Consolas" style:font-family-generic="modern" fo:font-size="11pt" style:font-size-asian="11pt" style:font-name-complex="Consolas" style:font-family-complex="Consolas" style:font-family-generic-complex="modern"/>
    </style:style>
    <style:style style:name="Footnote_20_Ref" style:display-name="Footnote Ref" style:family="text">
      <style:text-properties style:text-position="super 58%"/>
    </style:style>
    <style:style style:name="Link" style:family="text">
      <style:text-properties fo:color="#4f81bd"/>
    </style:style>
    <style:style style:name="KeywordTok" style:family="text">
      <style:text-properties fo:color="#007020" style:font-name="Consolas" fo:font-family="Consolas" style:font-family-generic="modern" fo:font-size="11pt" fo:font-weight="bold" style:font-size-asian="11pt" style:font-weight-asian="bold" style:font-name-complex="Consolas" style:font-family-complex="Consolas" style:font-family-generic-complex="modern"/>
    </style:style>
    <style:style style:name="DataTypeTok" style:family="text">
      <style:text-properties fo:color="#902000" style:font-name="Consolas" fo:font-family="Consolas" style:font-family-generic="modern" fo:font-size="11pt" style:font-size-asian="11pt" style:font-name-complex="Consolas" style:font-family-complex="Consolas" style:font-family-generic-complex="modern"/>
    </style:style>
    <style:style style:name="DecValTok" style:family="text">
      <style:text-properties fo:color="#40a070" style:font-name="Consolas" fo:font-family="Consolas" style:font-family-generic="modern" fo:font-size="11pt" style:font-size-asian="11pt" style:font-name-complex="Consolas" style:font-family-complex="Consolas" style:font-family-generic-complex="modern"/>
    </style:style>
    <style:style style:name="BaseNTok" style:family="text">
      <style:text-properties fo:color="#40a070" style:font-name="Consolas" fo:font-family="Consolas" style:font-family-generic="modern" fo:font-size="11pt" style:font-size-asian="11pt" style:font-name-complex="Consolas" style:font-family-complex="Consolas" style:font-family-generic-complex="modern"/>
    </style:style>
    <style:style style:name="FloatTok" style:family="text">
      <style:text-properties fo:color="#40a070" style:font-name="Consolas" fo:font-family="Consolas" style:font-family-generic="modern" fo:font-size="11pt" style:font-size-asian="11pt" style:font-name-complex="Consolas" style:font-family-complex="Consolas" style:font-family-generic-complex="modern"/>
    </style:style>
    <style:style style:name="CharTok" style:family="text">
      <style:text-properties fo:color="#4070a0" style:font-name="Consolas" fo:font-family="Consolas" style:font-family-generic="modern" fo:font-size="11pt" style:font-size-asian="11pt" style:font-name-complex="Consolas" style:font-family-complex="Consolas" style:font-family-generic-complex="modern"/>
    </style:style>
    <style:style style:name="StringTok" style:family="text">
      <style:text-properties fo:color="#4070a0" style:font-name="Consolas" fo:font-family="Consolas" style:font-family-generic="modern" fo:font-size="11pt" style:font-size-asian="11pt" style:font-name-complex="Consolas" style:font-family-complex="Consolas" style:font-family-generic-complex="modern"/>
    </style:style>
    <style:style style:name="CommentTok" style:family="text">
      <style:text-properties fo:color="#60a0b0" style:font-name="Consolas" fo:font-family="Consolas" style:font-family-generic="modern" fo:font-size="11pt" fo:font-style="italic" style:font-size-asian="11pt" style:font-style-asian="italic" style:font-name-complex="Consolas" style:font-family-complex="Consolas" style:font-family-generic-complex="modern"/>
    </style:style>
    <style:style style:name="OtherTok" style:family="text">
      <style:text-properties fo:color="#007020" style:font-name="Consolas" fo:font-family="Consolas" style:font-family-generic="modern" fo:font-size="11pt" style:font-size-asian="11pt" style:font-name-complex="Consolas" style:font-family-complex="Consolas" style:font-family-generic-complex="modern"/>
    </style:style>
    <style:style style:name="AlertTok" style:family="text">
      <style:text-properties fo:color="#ff0000" style:font-name="Consolas" fo:font-family="Consolas" style:font-family-generic="modern" fo:font-size="11pt" fo:font-weight="bold" style:font-size-asian="11pt" style:font-weight-asian="bold" style:font-name-complex="Consolas" style:font-family-complex="Consolas" style:font-family-generic-complex="modern"/>
    </style:style>
    <style:style style:name="FunctionTok" style:family="text">
      <style:text-properties fo:color="#06287e" style:font-name="Consolas" fo:font-family="Consolas" style:font-family-generic="modern" fo:font-size="11pt" style:font-size-asian="11pt" style:font-name-complex="Consolas" style:font-family-complex="Consolas" style:font-family-generic-complex="modern"/>
    </style:style>
    <style:style style:name="RegionMarkerTok" style:family="text" style:parent-style-name="Verbatim_20_Char"/>
    <style:style style:name="ErrorTok" style:family="text">
      <style:text-properties fo:color="#ff0000" style:font-name="Consolas" fo:font-family="Consolas" style:font-family-generic="modern" fo:font-size="11pt" fo:font-weight="bold" style:font-size-asian="11pt" style:font-weight-asian="bold" style:font-name-complex="Consolas" style:font-family-complex="Consolas" style:font-family-generic-complex="modern"/>
    </style:style>
    <style:style style:name="NormalTok" style:family="text" style:parent-style-name="Verbatim_20_Char"/>
    <style:style style:name="WW-KeywordTok" style:family="text">
      <style:text-properties fo:color="#204a87" style:font-name="Consolas" fo:font-family="Consolas" style:font-family-generic="modern" fo:font-size="11pt" fo:font-weight="bold" fo:background-color="#f8f8f8" style:font-size-asian="11pt" style:font-weight-asian="bold" style:font-name-complex="Consolas" style:font-family-complex="Consolas" style:font-family-generic-complex="modern"/>
    </style:style>
    <style:style style:name="WW-DataTypeTok" style:family="text">
      <style:text-properties fo:color="#204a87" style:font-name="Consolas" fo:font-family="Consolas" style:font-family-generic="modern" fo:font-size="11pt" fo:background-color="#f8f8f8" style:font-size-asian="11pt" style:font-name-complex="Consolas" style:font-family-complex="Consolas" style:font-family-generic-complex="modern"/>
    </style:style>
    <style:style style:name="WW-DecValTok" style:family="text">
      <style:text-properties fo:color="#0000cf" style:font-name="Consolas" fo:font-family="Consolas" style:font-family-generic="modern" fo:font-size="11pt" fo:background-color="#f8f8f8" style:font-size-asian="11pt" style:font-name-complex="Consolas" style:font-family-complex="Consolas" style:font-family-generic-complex="modern"/>
    </style:style>
    <style:style style:name="WW-BaseNTok" style:family="text">
      <style:text-properties fo:color="#0000cf" style:font-name="Consolas" fo:font-family="Consolas" style:font-family-generic="modern" fo:font-size="11pt" fo:background-color="#f8f8f8" style:font-size-asian="11pt" style:font-name-complex="Consolas" style:font-family-complex="Consolas" style:font-family-generic-complex="modern"/>
    </style:style>
    <style:style style:name="WW-FloatTok" style:family="text">
      <style:text-properties fo:color="#0000cf" style:font-name="Consolas" fo:font-family="Consolas" style:font-family-generic="modern" fo:font-size="11pt" fo:background-color="#f8f8f8" style:font-size-asian="11pt" style:font-name-complex="Consolas" style:font-family-complex="Consolas" style:font-family-generic-complex="modern"/>
    </style:style>
    <style:style style:name="WW-CharTok" style:family="text">
      <style:text-properties fo:color="#4e9a06" style:font-name="Consolas" fo:font-family="Consolas" style:font-family-generic="modern" fo:font-size="11pt" fo:background-color="#f8f8f8" style:font-size-asian="11pt" style:font-name-complex="Consolas" style:font-family-complex="Consolas" style:font-family-generic-complex="modern"/>
    </style:style>
    <style:style style:name="WW-StringTok" style:family="text">
      <style:text-properties fo:color="#4e9a06" style:font-name="Consolas" fo:font-family="Consolas" style:font-family-generic="modern" fo:font-size="11pt" fo:background-color="#f8f8f8" style:font-size-asian="11pt" style:font-name-complex="Consolas" style:font-family-complex="Consolas" style:font-family-generic-complex="modern"/>
    </style:style>
    <style:style style:name="WW-CommentTok" style:family="text">
      <style:text-properties fo:color="#8f5902" style:font-name="Consolas" fo:font-family="Consolas" style:font-family-generic="modern" fo:font-size="11pt" fo:font-style="italic" fo:background-color="#f8f8f8" style:font-size-asian="11pt" style:font-style-asian="italic" style:font-name-complex="Consolas" style:font-family-complex="Consolas" style:font-family-generic-complex="modern"/>
    </style:style>
    <style:style style:name="WW-OtherTok" style:family="text">
      <style:text-properties fo:color="#8f5902" style:font-name="Consolas" fo:font-family="Consolas" style:font-family-generic="modern" fo:font-size="11pt" fo:background-color="#f8f8f8" style:font-size-asian="11pt" style:font-name-complex="Consolas" style:font-family-complex="Consolas" style:font-family-generic-complex="modern"/>
    </style:style>
    <style:style style:name="WW-AlertTok" style:family="text">
      <style:text-properties fo:color="#ef2929" style:font-name="Consolas" fo:font-family="Consolas" style:font-family-generic="modern" fo:font-size="11pt" fo:background-color="#f8f8f8" style:font-size-asian="11pt" style:font-name-complex="Consolas" style:font-family-complex="Consolas" style:font-family-generic-complex="modern"/>
    </style:style>
    <style:style style:name="WW-FunctionTok" style:family="text">
      <style:text-properties fo:color="#000000" style:font-name="Consolas" fo:font-family="Consolas" style:font-family-generic="modern" fo:font-size="11pt" fo:background-color="#f8f8f8" style:font-size-asian="11pt" style:font-name-complex="Consolas" style:font-family-complex="Consolas" style:font-family-generic-complex="modern"/>
    </style:style>
    <style:style style:name="WW-RegionMarkerTok" style:family="text">
      <style:text-properties style:font-name="Consolas" fo:font-family="Consolas" style:font-family-generic="modern" fo:font-size="11pt" fo:background-color="#f8f8f8" style:font-size-asian="11pt" style:font-name-complex="Consolas" style:font-family-complex="Consolas" style:font-family-generic-complex="modern"/>
    </style:style>
    <style:style style:name="WW-ErrorTok" style:family="text">
      <style:text-properties style:font-name="Consolas" fo:font-family="Consolas" style:font-family-generic="modern" fo:font-size="11pt" fo:font-weight="bold" fo:background-color="#f8f8f8" style:font-size-asian="11pt" style:font-weight-asian="bold" style:font-name-complex="Consolas" style:font-family-complex="Consolas" style:font-family-generic-complex="modern"/>
    </style:style>
    <style:style style:name="WW-NormalTok" style:family="text">
      <style:text-properties style:font-name="Consolas" fo:font-family="Consolas" style:font-family-generic="modern" fo:font-size="11pt" fo:background-color="#f8f8f8" style:font-size-asian="11pt" style:font-name-complex="Consolas" style:font-family-complex="Consolas" style:font-family-generic-complex="modern"/>
    </style:style>
    <style:style style:name="Balloon_20_Text_20_Char" style:display-name="Balloon Text Char" style:family="text">
      <style:text-properties style:font-name="Lucida Grande" fo:font-family="'Lucida Grande', Arial" style:font-pitch="variable" fo:font-size="9pt" style:font-size-asian="9pt" style:font-name-complex="Lucida Grande" style:font-family-complex="'Lucida Grande', Arial" style:font-pitch-complex="variable" style:font-size-complex="9pt"/>
    </style:style>
    <style:style style:name="Footer_20_Char" style:display-name="Footer Char" style:family="text" style:parent-style-name="Default_20_Paragraph_20_Font"/>
    <style:style style:name="Page_20_Number" style:display-name="Page Number" style:family="text"/>
    <style:style style:name="Plain_20_Text_20_Char" style:display-name="Plain Text Ch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0.5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Liberation Serif"/>
      </text:list-level-style-bullet>
      <text:list-level-style-bullet text:level="2" text:style-name="WW8Num1z1" style:num-suffix=".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Liberation Serif"/>
      </text:list-level-style-bullet>
      <text:list-level-style-bullet text:level="3" text:style-name="WW8Num1z2" style:num-suffix=".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Liberation Serif"/>
      </text:list-level-style-bullet>
      <text:list-level-style-bullet text:level="4" text:style-name="WW8Num1z3" style:num-suffix=".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Liberation Serif"/>
      </text:list-level-style-bullet>
      <text:list-level-style-bullet text:level="5" text:style-name="WW8Num1z4" style:num-suffix=".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Liberation Serif"/>
      </text:list-level-style-bullet>
      <text:list-level-style-bullet text:level="6" text:style-name="WW8Num1z5" style:num-suffix=".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Liberation Serif"/>
      </text:list-level-style-bullet>
      <text:list-level-style-bullet text:level="7" text:style-name="WW8Num1z6" style:num-suffix=".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Liberation Serif"/>
      </text:list-level-style-bullet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Liberation Serif"/>
      </text:list-level-style-bullet>
      <text:list-level-style-bullet text:level="2" text:style-name="WW8Num3z1" style:num-suffix=".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Liberation Serif"/>
      </text:list-level-style-bullet>
      <text:list-level-style-bullet text:level="3" text:style-name="WW8Num3z2" style:num-suffix=".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Liberation Serif"/>
      </text:list-level-style-bullet>
      <text:list-level-style-bullet text:level="4" text:style-name="WW8Num3z3" style:num-suffix=".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Liberation Serif"/>
      </text:list-level-style-bullet>
      <text:list-level-style-bullet text:level="5" text:style-name="WW8Num3z4" style:num-suffix=".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Liberation Serif"/>
      </text:list-level-style-bullet>
      <text:list-level-style-bullet text:level="6" text:style-name="WW8Num3z5" style:num-suffix=".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Liberation Serif"/>
      </text:list-level-style-bullet>
      <text:list-level-style-bullet text:level="7" text:style-name="WW8Num3z6" style:num-suffix=".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Liberation Serif"/>
      </text:list-level-style-bullet>
      <text:list-level-style-number text:level="8" text:style-name="WW8Num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4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4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4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4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4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4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Liberation Serif"/>
      </text:list-level-style-bullet>
      <text:list-level-style-bullet text:level="2" text:style-name="WW8Num5z1" style:num-suffix=".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Liberation Serif"/>
      </text:list-level-style-bullet>
      <text:list-level-style-bullet text:level="3" text:style-name="WW8Num5z2" style:num-suffix=".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Liberation Serif"/>
      </text:list-level-style-bullet>
      <text:list-level-style-bullet text:level="4" text:style-name="WW8Num5z3" style:num-suffix=".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Liberation Serif"/>
      </text:list-level-style-bullet>
      <text:list-level-style-bullet text:level="5" text:style-name="WW8Num5z4" style:num-suffix=".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Liberation Serif"/>
      </text:list-level-style-bullet>
      <text:list-level-style-bullet text:level="6" text:style-name="WW8Num5z5" style:num-suffix=".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Liberation Serif"/>
      </text:list-level-style-bullet>
      <text:list-level-style-bullet text:level="7" text:style-name="WW8Num5z6" style:num-suffix=".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Liberation Serif"/>
      </text:list-level-style-bullet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2cm" draw:z-index="3"><draw:text-box fo:min-height="0.058cm" fo:min-width="0cm"><text:p text:style-name="Foot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Richard B Anderson</meta:initial-creator>
    <meta:creation-date>2019-01-18T19:36:00</meta:creation-date>
    <dc:creator>Andy Wills</dc:creator>
    <dc:date>2019-05-18T12:48:55.258818746</dc:date>
    <meta:editing-cycles>22</meta:editing-cycles>
    <meta:editing-duration>P1DT8M25S</meta:editing-duration>
    <meta:generator>LibreOffice/6.0.7.3$Linux_X86_64 LibreOffice_project/00m0$Build-3</meta:generator>
    <meta:document-statistic meta:table-count="1" meta:image-count="0" meta:object-count="0" meta:page-count="4" meta:paragraph-count="181" meta:word-count="494" meta:character-count="2981" meta:non-whitespace-character-count="2576"/>
  </office:meta>
</office:document-meta>
</file>